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style style:name="P24" style:family="paragraph" style:parent-style-name="Text_20_body" style:list-style-name="L12">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curity and Compliance Design Document</text:h>
      <text:h text:style-name="Heading_20_2" text:outline-level="2">1. Introduction</text:h>
      <text:h text:style-name="Heading_20_3" text:outline-level="3">1.1 Purpose</text:h>
      <text:p text:style-name="Text_20_body">The purpose of this document is to outline the security and compliance measures implemented in the Military Supply Chain Management System. This document details the security controls, data protection strategies, and compliance standards necessary to safeguard sensitive data and ensure regulatory adherence.</text:p>
      <text:h text:style-name="Heading_20_3" text:outline-level="3">1.2 Scope</text:h>
      <text:p text:style-name="Text_20_body">This document covers security protocols for authentication, authorization, data protection, logging, monitoring, and compliance with regulations and standards applicable to military supply chain management.</text:p>
      <text:h text:style-name="Heading_20_2" text:outline-level="2">2. Security Requirements</text:h>
      <text:h text:style-name="Heading_20_3" text:outline-level="3">2.1 Authentication and Authorization</text:h>
      <text:list text:style-name="L1">
        <text:list-item>
          <text:p text:style-name="P2"><text:span text:style-name="Strong_20_Emphasis">Multi-Factor Authentication (MFA)</text:span>: Enforced for all users to add an extra layer of security beyond username and password.</text:p>
        </text:list-item>
        <text:list-item>
          <text:p text:style-name="P2"><text:span text:style-name="Strong_20_Emphasis">Role-Based Access Control (RBAC)</text:span>: Users are assigned roles (e.g., Supply Officer, Manager, Warehouse Staff) with specific permissions based on responsibilities.</text:p>
        </text:list-item>
        <text:list-item>
          <text:p text:style-name="P2"><text:span text:style-name="Strong_20_Emphasis">JWT Tokens</text:span>: JSON Web Tokens (JWT) are used for session management, ensuring secure and stateless communication between the frontend and backend.</text:p>
        </text:list-item>
        <text:list-item>
          <text:p text:style-name="P1"><text:span text:style-name="Strong_20_Emphasis">OAuth2 for API Access</text:span>: OAuth2 is implemented to manage third-party integrations securely.</text:p>
        </text:list-item>
      </text:list>
      <text:h text:style-name="Heading_20_3" text:outline-level="3">2.2 Data Protection and Encryption</text:h>
      <text:list text:style-name="L2">
        <text:list-item>
          <text:p text:style-name="P4"><text:span text:style-name="Strong_20_Emphasis">Encryption of Data at Rest</text:span>: Sensitive data such as user credentials and inventory details are encrypted using AES-256 encryption.</text:p>
        </text:list-item>
        <text:list-item>
          <text:p text:style-name="P4"><text:span text:style-name="Strong_20_Emphasis">Encryption of Data in Transit</text:span>: TLS/SSL encryption is used to protect data transmitted between user devices, frontend, backend, and database.</text:p>
        </text:list-item>
        <text:list-item>
          <text:p text:style-name="P3"><text:span text:style-name="Strong_20_Emphasis">Hashing of Passwords</text:span>: User passwords are hashed using bcrypt with a high work factor to prevent unauthorized access in case of data breach.</text:p>
        </text:list-item>
      </text:list>
      <text:h text:style-name="Heading_20_3" text:outline-level="3">2.3 Access Control and Network Security</text:h>
      <text:list text:style-name="L3">
        <text:list-item>
          <text:p text:style-name="P6"><text:span text:style-name="Strong_20_Emphasis">Network Segmentation</text:span>: Critical resources (e.g., the database layer) are isolated from the public network, accessible only through the backend API.</text:p>
        </text:list-item>
        <text:list-item>
          <text:p text:style-name="P6"><text:span text:style-name="Strong_20_Emphasis">Firewall and Security Groups</text:span>: Configured in IBM Cloud to restrict access to database and sensitive resources. Only necessary ports are open.</text:p>
        </text:list-item>
        <text:list-item>
          <text:p text:style-name="P5"><text:soft-page-break/><text:span text:style-name="Strong_20_Emphasis">VPN Access for Internal Staff</text:span>: Internal staff accessing the management tools must connect through a VPN to ensure secure access.</text:p>
        </text:list-item>
      </text:list>
      <text:h text:style-name="Heading_20_2" text:outline-level="2">3. Compliance Requirements</text:h>
      <text:h text:style-name="Heading_20_3" text:outline-level="3">3.1 Regulatory Standards</text:h>
      <text:list text:style-name="L4">
        <text:list-item>
          <text:p text:style-name="P8"><text:span text:style-name="Strong_20_Emphasis">ISO/IEC 27001</text:span>: The system is designed to follow the ISO/IEC 27001 standard for information security management to ensure data confidentiality, integrity, and availability.</text:p>
        </text:list-item>
        <text:list-item>
          <text:p text:style-name="P8"><text:span text:style-name="Strong_20_Emphasis">General Data Protection Regulation (GDPR)</text:span>: If handling data from EU citizens, compliance with GDPR is maintained, particularly regarding data storage, deletion, and processing.</text:p>
        </text:list-item>
        <text:list-item>
          <text:p text:style-name="P7"><text:span text:style-name="Strong_20_Emphasis">Federal Risk and Authorization Management Program (FedRAMP)</text:span>: For deployment on IBM Cloud, compliance with FedRAMP requirements is ensured, supporting federal information system standards.</text:p>
        </text:list-item>
      </text:list>
      <text:h text:style-name="Heading_20_3" text:outline-level="3">3.2 Compliance Measures</text:h>
      <text:list text:style-name="L5">
        <text:list-item>
          <text:p text:style-name="P10"><text:span text:style-name="Strong_20_Emphasis">Data Access Auditing</text:span>: Regular audits are conducted on data access logs to ensure compliance with standards and detect any unauthorized access.</text:p>
        </text:list-item>
        <text:list-item>
          <text:p text:style-name="P10"><text:span text:style-name="Strong_20_Emphasis">Data Retention Policies</text:span>: Personal and sensitive data are stored only as long as necessary to fulfill operational requirements and are securely deleted after retention periods expire.</text:p>
        </text:list-item>
        <text:list-item>
          <text:p text:style-name="P9"><text:span text:style-name="Strong_20_Emphasis">Automated Compliance Checks</text:span>: Tools are used to automatically check for compliance with regulatory standards and notify administrators of any issues.</text:p>
        </text:list-item>
      </text:list>
      <text:h text:style-name="Heading_20_2" text:outline-level="2">4. Security Controls</text:h>
      <text:h text:style-name="Heading_20_3" text:outline-level="3">4.1 Logging and Monitoring</text:h>
      <text:list text:style-name="L6">
        <text:list-item>
          <text:p text:style-name="P12"><text:span text:style-name="Strong_20_Emphasis">Centralized Logging</text:span>: All user activities, system errors, and data access events are logged in a centralized system for real-time analysis.</text:p>
        </text:list-item>
        <text:list-item>
          <text:p text:style-name="P12"><text:span text:style-name="Strong_20_Emphasis">Intrusion Detection and Prevention (IDP)</text:span>: IDP systems are configured to monitor and alert on any unusual activity that may indicate a potential security threat.</text:p>
        </text:list-item>
        <text:list-item>
          <text:p text:style-name="P11"><text:span text:style-name="Strong_20_Emphasis">Data Access Logs</text:span>: All access to sensitive data (e.g., inventory and user data) is logged with details including user ID, timestamp, and actions performed.</text:p>
        </text:list-item>
      </text:list>
      <text:h text:style-name="Heading_20_3" text:outline-level="3">4.2 Backup and Recovery</text:h>
      <text:list text:style-name="L7">
        <text:list-item>
          <text:p text:style-name="P14"><text:span text:style-name="Strong_20_Emphasis">Data Backups</text:span>: Regular, encrypted backups are maintained for all critical data to prevent data loss in case of a system failure.</text:p>
        </text:list-item>
        <text:list-item>
          <text:p text:style-name="P13"><text:span text:style-name="Strong_20_Emphasis">Disaster Recovery Plan</text:span>: A disaster recovery plan (DRP) is in place, ensuring the system can recover with minimal downtime after any disruptive events.</text:p>
        </text:list-item>
      </text:list>
      <text:h text:style-name="Heading_20_3" text:outline-level="3"><text:soft-page-break/>4.3 Vulnerability Management</text:h>
      <text:list text:style-name="L8">
        <text:list-item>
          <text:p text:style-name="P16"><text:span text:style-name="Strong_20_Emphasis">Regular Security Patching</text:span>: The system is regularly updated with security patches for all components, including Spring Boot, React, PostgreSQL, and IBM Cloud services.</text:p>
        </text:list-item>
        <text:list-item>
          <text:p text:style-name="P16"><text:span text:style-name="Strong_20_Emphasis">Vulnerability Scanning</text:span>: Automated vulnerability scanning tools are deployed to identify and mitigate any vulnerabilities in code and configurations.</text:p>
        </text:list-item>
        <text:list-item>
          <text:p text:style-name="P15"><text:span text:style-name="Strong_20_Emphasis">Penetration Testing</text:span>: Scheduled penetration testing is conducted to assess the system’s defense against potential threats and unauthorized access.</text:p>
        </text:list-item>
      </text:list>
      <text:h text:style-name="Heading_20_2" text:outline-level="2">5. Data Privacy</text:h>
      <text:h text:style-name="Heading_20_3" text:outline-level="3">5.1 Data Minimization</text:h>
      <text:p text:style-name="Text_20_body">Only essential data is collected and processed to support military supply chain operations. Data is regularly reviewed to ensure it aligns with operational needs.</text:p>
      <text:h text:style-name="Heading_20_3" text:outline-level="3">5.2 Data Masking and Anonymization</text:h>
      <text:list text:style-name="L9">
        <text:list-item>
          <text:p text:style-name="P18"><text:span text:style-name="Strong_20_Emphasis">Data Masking</text:span>: Sensitive fields, such as user emails and IDs, are masked or partially masked when displayed to unauthorized users.</text:p>
        </text:list-item>
        <text:list-item>
          <text:p text:style-name="P17"><text:span text:style-name="Strong_20_Emphasis">Anonymization for Analytics</text:span>: Where possible, data is anonymized before being used in analytics or reports to protect individual privacy.</text:p>
        </text:list-item>
      </text:list>
      <text:h text:style-name="Heading_20_2" text:outline-level="2">6. Security Testing</text:h>
      <text:list text:style-name="L10">
        <text:list-item>
          <text:p text:style-name="P20"><text:span text:style-name="Strong_20_Emphasis">Unit Testing</text:span>: Security-related unit tests are incorporated into the development lifecycle, covering authentication, authorization, and data validation.</text:p>
        </text:list-item>
        <text:list-item>
          <text:p text:style-name="P20"><text:span text:style-name="Strong_20_Emphasis">Integration Testing</text:span>: API integration tests ensure secure data transfer and role-based access compliance.</text:p>
        </text:list-item>
        <text:list-item>
          <text:p text:style-name="P19"><text:span text:style-name="Strong_20_Emphasis">Automated Testing</text:span>: Automated security tests are incorporated into CI/CD pipelines to catch vulnerabilities before deployment.</text:p>
        </text:list-item>
      </text:list>
      <text:h text:style-name="Heading_20_2" text:outline-level="2">7. Incident Response Plan</text:h>
      <text:list text:style-name="L11">
        <text:list-item>
          <text:p text:style-name="P22"><text:span text:style-name="Strong_20_Emphasis">Incident Detection and Response</text:span>: A dedicated incident response team monitors alerts, responds to security incidents, and communicates with relevant stakeholders.</text:p>
        </text:list-item>
        <text:list-item>
          <text:p text:style-name="P22"><text:span text:style-name="Strong_20_Emphasis">Root Cause Analysis</text:span>: After every incident, a root cause analysis is conducted to prevent similar issues in the future.</text:p>
        </text:list-item>
        <text:list-item>
          <text:p text:style-name="P21"><text:span text:style-name="Strong_20_Emphasis">Post-Incident Reporting</text:span>: A post-incident report is generated with an analysis of the incident, resolution steps, and improvement recommendations.</text:p>
        </text:list-item>
      </text:list>
      <text:h text:style-name="Heading_20_2" text:outline-level="2">8. Conclusion</text:h>
      <text:p text:style-name="Text_20_body">The Military Supply Chain Management System is designed with robust security controls to ensure the confidentiality, integrity, and availability of data. This document provides a framework for managing <text:soft-page-break/>security and compliance risks effectively, safeguarding sensitive data, and meeting regulatory standards.</text:p>
      <text:h text:style-name="Heading_20_2" text:outline-level="2">9. References</text:h>
      <text:list text:style-name="L12">
        <text:list-item>
          <text:p text:style-name="P24">IBM Cloud Security Documentation</text:p>
        </text:list-item>
        <text:list-item>
          <text:p text:style-name="P24">ISO/IEC 27001 Standard</text:p>
        </text:list-item>
        <text:list-item>
          <text:p text:style-name="P23"><text:a xlink:type="simple" xlink:href="https://www.nist.gov/cybersecurity" office:target-frame-name="_new" xlink:show="replace" text:style-name="Internet_20_link" text:visited-style-name="Visited_20_Internet_20_Link">NIST Security Guidelines</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8T15:27:42.715000000</meta:creation-date>
    <dc:date>2024-10-28T15:33:30.601000000</dc:date>
    <meta:editing-duration>PT5M48S</meta:editing-duration>
    <meta:editing-cycles>1</meta:editing-cycles>
    <meta:document-statistic meta:table-count="0" meta:image-count="0" meta:object-count="0" meta:page-count="4" meta:paragraph-count="61" meta:word-count="891" meta:character-count="6212" meta:non-whitespace-character-count="5417"/>
    <meta:generator>LibreOffice/24.2.4.2$Windows_X86_64 LibreOffice_project/51a6219feb6075d9a4c46691dcfe0cd9c4fff3c2</meta:generator>
  </office:meta>
</office:document-meta>
</file>